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96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padding="0.71mm"/>
      <style:text-properties fo:color="#ff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00" style:text-position="0%" style:text-outline="false" fo:font-style="normal" style:text-line-through-type="none" style:text-underline-style="solid" style:text-underline-width="auto" style:text-underline-color="font-color" fo:font-weight="bold" fo:font-size="8pt" fo:text-shadow="none"/>
    </style:style>
    <style:style style:name="T2" style:family="text">
      <style:text-properties style:font-name="Arial" style:font-style-complex="normal" style:font-style-asian="normal" style:font-size-complex="8pt" style:font-size-asian="8pt" style:font-name-complex="Arial" fo:color="#000000" style:text-position="0%" style:text-outline="false" fo:font-style="normal" style:text-line-through-type="none" fo:font-size="8pt" fo:text-shadow="none" fo:font-weight="normal" style:text-underline-style="none" style:text-underline-color="font-color" style:font-weight-asian="normal" style:font-weight-complex="normal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fo:color="#ff0000" style:text-position="33%" style:text-outline="false" fo:font-style="normal" style:text-line-through-type="none" style:text-underline-style="none" style:text-underline-color="font-color" fo:font-weight="normal" fo:font-size="8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fo:color="#ff0000" style:text-outline="false" fo:font-style="normal" style:text-line-through-type="none" style:text-underline-style="none" style:text-underline-color="font-color" fo:font-weight="normal" fo:font-size="8pt" fo:text-shadow="none" style:text-position="0%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text-position="33%" style:text-outline="false" fo:font-style="normal" style:text-line-through-type="none" style:text-underline-style="none" style:text-underline-color="font-color" fo:font-weight="normal" fo:font-size="8pt" fo:text-shadow="none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text-outline="false" fo:font-style="normal" style:text-line-through-type="none" style:text-underline-style="none" style:text-underline-color="font-color" fo:font-weight="normal" fo:font-size="8pt" fo:text-shadow="none" style:text-position="0%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8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style:font-name="Arial" style:font-style-complex="italic" style:font-style-asian="italic" style:font-weight-complex="bold" style:font-weight-asian="bold" style:font-size-complex="8pt" style:font-size-asian="8pt" style:font-name-complex="Arial" fo:color="#000000" style:text-position="0%" style:text-outline="false" fo:font-style="italic" style:text-line-through-type="none" style:text-underline-style="solid" style:text-underline-width="auto" style:text-underline-color="font-color" fo:font-weight="bold" fo:font-size="8pt" fo:text-shadow="none"/>
    </style:style>
    <style:style style:name="T11" style:family="text">
      <style:text-properties style:font-name="Arial" style:font-size-complex="8pt" style:font-size-asian="8pt" style:font-name-complex="Arial" fo:color="#000000" style:text-position="0%" style:text-outline="false" style:text-line-through-type="none" fo:font-size="8pt" fo:text-shadow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3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It was discovered that their meat was full of antibiotic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The fast-food giant changed its advertisement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McDonald's decided to cease using meat with antibiotics in it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Environmental Defense exposed McDonald's guilt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To make America a healthier nation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To reduce cost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To combat recent criticism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Because they are progressive and responsibl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Which sentence is <text:span text:style-name="T1">FALSE</text:span><text:span text:style-name="T2">?</text:span>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Obesity has reached a record high in the USA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In 1980, 30% of American adults were obes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he government has spent $115 billion on healthcare for obese peopl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Americans spend more money on cars than fast food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Eating fast food cannot be described as an addiction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Fast food can change hormone levels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Researchers have been testing fast food on themselve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A drug addict triggered a bomb in McDonald'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… keeps a check on the body's stores of fat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… is not produced in obese peopl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… is excessively responsive to hormone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… plays a minor role in weight gain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… levels of leptin can be disrupted even after a few fast food meals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… 72 hours is not enough to see any changes in weight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… ability to respond to leptin depends on how upset you ar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… New York City has a particularly high level of obese peopl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Sarah Leibowitz's results are inconclusiv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Galanin increases the amount of energy you expend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The brain rewards hot-wired circuit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The hormonal and brain systems can be reconfigured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… made them quite withdrawn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… gave them withdrawal symptoms when it was taken away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… made them shake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… made them feverish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8" table:number-columns-repeated="3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Exposure to pleasure is not enough to modify genes.</text:p>
          </table:table-cell>
          <table:table-cell table:style-name="ce8" table:number-columns-repeated="3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Rats at the University of Wisconsin were given fast food.</text:p>
          </table:table-cell>
          <table:table-cell table:style-name="ce8" table:number-columns-repeated="3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Eating fast food can produce long-lasting changes to the brain.</text:p>
          </table:table-cell>
          <table:table-cell table:style-name="ce16" table:number-columns-repeated="3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Research was carried out on drug addicts.</text:p>
          </table:table-cell>
          <table:table-cell table:style-name="ce8" table:number-columns-repeated="3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 table:number-columns-repeated="6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No, people indulge too much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No, the biological changes in the body are permanent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Only if we change our diets.</text:p>
          </table:table-cell>
          <table:table-cell table:style-name="ce16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Yes, if we focus on our cravings.</text:p>
          </table:table-cell>
          <table:table-cell table:style-name="ce8" table:number-columns-repeated="5"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/>
          <table:table-cell table:style-name="ce10" office:value-type="string" calcext:value-type="string">
            <text:p>Oral text: Newton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Newton was born...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on the day Galileo died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on  Dec 25<text:span text:style-name="T3">th</text:span><text:span text:style-name="T4"> 1642, the year Galileo died.</text:span></text:p>
          </table:table-cell>
          <table:table-cell table:style-name="ce9"/>
          <table:table-cell table:style-name="ce11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on Christmas day, like Galileo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the same year as Galileo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/>
          <table:table-cell table:style-name="ce3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Newton..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was a solitary schoolboy and physician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was the chief figure of the 18<text:span text:style-name="T5">th</text:span><text:span text:style-name="T6"> century revolution.</text:span>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shed light on the functioning of the universe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saw that all bodies in the universe exert a pool, or a little tag, on each other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/>
          <table:table-cell table:number-columns-repeated="5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The <text:span text:style-name="T7">Principia</text:span><text:span text:style-name="T8"> ... </text:span>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aid down the mathematical principles of philosophy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nsists of 3 books that have changed the faith of science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includes Newton's theories of gravitation and his 3 laws of motion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considered a minor work by Einstein.</text:p>
          </table:table-cell>
          <table:table-cell table:number-columns-repeated="3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Most of Newton's work was begun..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hen he was still <text:s/>a young boy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after he graduated from college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while he was away from college because he was ill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when his university was closed due to an outbreak of plague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 Annus mirabilis<text:span text:style-name="T9">  …</text:span></text:p>
          </table:table-cell>
          <table:table-cell table:style-name="ce9"/>
          <table:table-cell table:style-name="ce17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ranslates as  <text:span text:style-name="T7">miserable year</text:span><text:span text:style-name="T8"> , because of the plague.</text:span></text:p>
          </table:table-cell>
          <table:table-cell table:style-name="ce9"/>
          <table:table-cell table:style-name="ce17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refers to a miracle that Newton accomplished <text:s/>in London in 1666.</text:p>
          </table:table-cell>
          <table:table-cell table:style-name="ce9"/>
          <table:table-cell table:style-name="ce17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the year 666, the year of the Beast.</text:p>
          </table:table-cell>
          <table:table-cell table:style-name="ce9"/>
          <table:table-cell table:style-name="ce17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was Newton's most creative year.</text:p>
          </table:table-cell>
          <table:table-cell table:style-name="ce9"/>
          <table:table-cell table:style-name="ce17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Which of his contributions is <text:span text:style-name="T10">NOT</text:span><text:span text:style-name="T11"> mentioned in the text ?</text:span>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Optics and his theory of colours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is discoveries in calculus and geometry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is laws of motion and universal gravitation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His work on alchemy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He realized a leaf is green because...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he green colour is absorbed by the sun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chlorophyll absorbs the light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it absorbs the violet, red and blue rays of white light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t reflects the blue and violet colours back to our eyes.</text:p>
          </table:table-cell>
          <table:table-cell table:style-name="ce9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/>
          <table:table-cell table:number-columns-repeated="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Ever since the time of Aristotle, most scientists believed that light was..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all white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hromatic herboration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a rainbow of colours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asically a <text:s/>simple tip of thing .</text:p>
          </table:table-cell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ton showed that …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light can pass through a prism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a prism decomposes light into many colour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e visible spectrum is made up of different wavelength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light is our brain's interpretation of some signal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/>
          <table:table-cell table:number-columns-repeated="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What is <text:span text:style-name="T1">WRONG </text:span><text:span text:style-name="T2">?    Newton...</text:span>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saw that science and religion were incompatible.</text:p>
          </table:table-cell>
          <table:table-cell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10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Grammar and vocabulary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9" table:number-columns-repeated="4"/>
          <table:table-cell/>
          <table:table-cell table:style-name="ce9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physicist and mathematician who was born ...</text:p>
          </table:table-cell>
          <table:table-cell table:style-name="ce9" table:number-columns-repeated="4"/>
          <table:table-cell/>
          <table:table-cell table:style-name="ce11"/>
          <table:table-cell table:style-name="ce9" table:number-columns-repeated="4"/>
          <table:table-cell table:number-columns-repeated="24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9" table:number-columns-repeated="4"/>
          <table:table-cell/>
          <table:table-cell table:style-name="ce9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9" table:number-columns-repeated="4"/>
          <table:table-cell/>
          <table:table-cell table:style-name="ce9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1">
          <table:table-cell table:style-name="ce3"/>
          <table:table-cell table:style-name="ce9" table:number-columns-repeated="5"/>
          <table:table-cell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made breakthroughs in mathematics, physics and chemistry.</text:p>
          </table:table-cell>
          <table:table-cell table:style-name="ce9" table:number-columns-repeated="4"/>
          <table:table-cell/>
          <table:table-cell table:style-name="ce11"/>
          <table:table-cell table:style-name="ce9" table:number-columns-repeated="3"/>
          <table:table-cell table:number-columns-repeated="24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1">
          <table:table-cell table:style-name="ce3" table:number-columns-repeated="6"/>
          <table:table-cell table:number-columns-repeated="25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was 22 / a general knowledge of a wide range of scientific fields.</text:p>
          </table:table-cell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9" table:number-columns-repeated="4"/>
          <table:table-cell/>
          <table:table-cell table:style-name="ce11"/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9" table:number-columns-repeated="5"/>
          <table:table-cell table:number-columns-repeated="2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9" table:number-columns-repeated="4"/>
          <table:table-cell/>
          <table:table-cell table:style-name="ce11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did some research</text:p>
          </table:table-cell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9" table:number-columns-repeated="4"/>
          <table:table-cell/>
          <table:table-cell table:style-name="ce3" table:number-columns-repeated="4"/>
          <table:table-cell table:style-name="ce11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3" table:number-columns-repeated="11"/>
          <table:table-cell table:style-name="ce11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Most people have heard of Einstein's ...</text:p>
          </table:table-cell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1">
          <table:table-cell table:style-name="ce3" table:number-columns-repeated="5"/>
          <table:table-cell table:number-columns-repeated="25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9" table:number-columns-repeated="2"/>
          <table:table-cell table:style-name="ce3"/>
          <table:table-cell table:style-name="ce9" table:number-columns-repeated="2"/>
          <table:table-cell table:style-name="ce11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to be awarded a Nobel prize.</text:p>
          </table:table-cell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life expectancy / treatment of diseases.</text:p>
          </table:table-cell>
          <table:table-cell table:style-name="ce3" table:number-columns-repeated="2"/>
          <table:table-cell table:number-columns-repeated="2"/>
          <table:table-cell table:style-name="ce3"/>
          <table:table-cell table:style-name="ce11"/>
          <table:table-cell table:style-name="ce3" table:number-columns-repeated="6"/>
          <table:table-cell table:number-columns-repeated="24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1">
          <table:table-cell table:style-name="ce3"/>
          <table:table-cell table:number-columns-repeated="5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9" table:number-columns-repeated="2"/>
          <table:table-cell table:number-columns-repeated="3"/>
          <table:table-cell table:style-name="ce11"/>
          <table:table-cell table:style-name="ce3" table:number-columns-repeated="4"/>
          <table:table-cell table:number-columns-repeated="24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healthy diet / sugar and fat.</text:p>
          </table:table-cell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Food additives / preserve flavour</text:p>
          </table:table-cell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1">
          <table:table-cell table:style-name="ce3" table:number-columns-repeated="5"/>
          <table:table-cell table:number-columns-repeated="2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9" table:number-columns-repeated="3"/>
          <table:table-cell table:number-columns-repeated="25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shortage of clean water / war, disease and famine.</text:p>
          </table:table-cell>
          <table:table-cell table:style-name="ce9" table:number-columns-repeated="3"/>
          <table:table-cell table:number-columns-repeated="25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3"/>
          <table:table-cell table:number-columns-repeated="25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/>
          <table:table-cell table:number-columns-repeated="5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3" office:value-type="string" calcext:value-type="string">
            <text:p>GMO<text:span text:style-name="T12"> stands for ...</text:span>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genetically modified organism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raise a lot of ethical issue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3" table:number-columns-repeated="6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thinking / clonin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1">
          <table:table-cell table:style-name="ce3"/>
          <table:table-cell table:number-columns-repeated="5"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nutrients, such as carbohydrates, fats and proteins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3" table:number-columns-repeated="10"/>
          <table:table-cell table:number-columns-repeated="24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has been / sustainable agricultural practice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3" table:number-columns-repeated="6"/>
          <table:table-cell table:number-columns-repeated="3"/>
          <table:table-cell table:style-name="ce9"/>
          <table:table-cell table:number-columns-repeated="24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string" calcext:value-type="string">
            <text:p>experiments have been done to find out / for the disease.</text:p>
          </table:table-cell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6"/>
          <table:table-cell table:style-name="ce9" table:number-columns-repeated="4"/>
          <table:table-cell table:number-columns-repeated="24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string" calcext:value-type="string">
            <text:p>Biologists and geneticists do research on stem cells.</text:p>
          </table:table-cell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3" table:number-columns-repeated="4"/>
          <table:table-cell table:style-name="ce11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3" table:number-columns-repeated="4"/>
          <table:table-cell table:style-name="ce11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3" table:number-columns-repeated="6"/>
          <table:table-cell table:number-columns-repeated="2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in / at / on the subject.</text:p>
          </table:table-cell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1">
          <table:table-cell table:style-name="ce3" table:number-columns-repeated="6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office:value-type="string" calcext:value-type="string">
            <text:p>The world population might ... 2050.</text:p>
          </table:table-cell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increase of 300 billion within</text:p>
          </table:table-cell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rise of 300 billion in</text:p>
          </table:table-cell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string" calcext:value-type="string">
            <text:p>go up by 300 billion by</text:p>
          </table:table-cell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increase by 300 billions before</text:p>
          </table:table-cell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1">
          <table:table-cell table:style-name="ce3" table:number-columns-repeated="6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What is correct?</text:p>
          </table:table-cell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wo thousands square kilometres have been destroyed till now.</text:p>
          </table:table-cell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wo thousand <text:s/>kilometers square were destroyed so far.</text:p>
          </table:table-cell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wo thousand square kilometers have been destroyed so far.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Two thousands kilometres squares were destroyed up to now.</text:p>
          </table:table-cell>
          <table:table-cell table:style-name="ce3" table:number-columns-repeated="3"/>
          <table:table-cell/>
          <table:table-cell table:style-name="ce11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2" table:default-cell-style-name="ce1"/>
        <table:table-column table:style-name="co3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2" table:default-cell-style-name="ce1"/>
        <table:table-column table:style-name="co3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creator>Marianne Desbordes</dc:creator>
    <dc:date>2014-03-28T15:25:51.420000000</dc:date>
    <meta:print-date>2014-03-27T16:41:44.390000000</meta:print-date>
    <meta:editing-cycles>42</meta:editing-cycles>
    <meta:editing-duration>PT1H13M29S</meta:editing-duration>
    <meta:document-statistic meta:table-count="3" meta:cell-count="413" meta:object-count="0"/>
    <meta:generator>LibreOffice/5.1.2.2$Linux_x86 LibreOffice_project/10m0$Build-2</meta:generator>
  </office:meta>
</office:document-meta>
</file>